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Whitney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.java" -print | xargs javac -cp po-uilib.jar:.</text:p>
      <text:p text:style-name="P1"/>
      <text:p text:style-name="P1">java -cp po-uilib.jar:. prr.app.Ap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08:53:17.736806989</meta:creation-date>
    <dc:date>2022-11-08T08:55:04.353610470</dc:date>
    <meta:editing-duration>PT1M47S</meta:editing-duration>
    <meta:editing-cycles>1</meta:editing-cycles>
    <meta:document-statistic meta:table-count="0" meta:image-count="0" meta:object-count="0" meta:page-count="1" meta:paragraph-count="2" meta:word-count="11" meta:character-count="82" meta:non-whitespace-character-count="73"/>
    <meta:generator>LibreOffice/7.3.6.2$Linux_X86_64 LibreOffice_project/30$Build-2</meta:generator>
  </office:meta>
</office:document-meta>
</file>